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359in" style:rel-column-width="60178*"/>
    </style:style>
    <style:style style:name="Table1.B" style:family="table-column">
      <style:table-column-properties style:column-width="0.566in" style:rel-column-width="5357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2.6042in" fo:margin-left="4.3111in" fo:margin-right="0.0097in" table:align="margins"/>
    </style:style>
    <style:style style:name="Table4.A" style:family="table-column">
      <style:table-column-properties style:column-width="2.6042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208in" style:rel-column-width="8714*"/>
    </style:style>
    <style:style style:name="Table2.B" style:family="table-column">
      <style:table-column-properties style:column-width="0.2056in" style:rel-column-width="1945*"/>
    </style:style>
    <style:style style:name="Table2.C" style:family="table-column">
      <style:table-column-properties style:column-width="3.1854in" style:rel-column-width="30145*"/>
    </style:style>
    <style:style style:name="Table2.D" style:family="table-column">
      <style:table-column-properties style:column-width="2.6132in" style:rel-column-width="24731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1139in" table:align="righ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1" style:family="table-row">
      <style:table-row-properties style:min-row-height="1.0535in"/>
    </style:style>
    <style:style style:name="Table6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>
        <style:tab-stops>
          <style:tab-stop style:position="3.3311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margin-top="0in" fo:margin-bottom="0in" fo:text-align="justify" style:justify-single-word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.4925in" fo:margin-right="0in" fo:margin-top="0in" fo:margin-bottom="0in" fo:text-align="justify" style:justify-single-word="false" fo:text-indent="0in" style:auto-text-indent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1">
      <style:paragraph-properties fo:margin-top="0in" fo:margin-bottom="0in" fo:text-align="justify" style:justify-single-word="false">
        <style:tab-stops>
          <style:tab-stop style:position="3.3311in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B-7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p text:style-name="P2">{dikeluarkan}, {tgl_dikeluarkan}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2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P2">{kepada}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2">DI-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Copy Pemberitahuan Surat Perintah Penyitaan Barang Bukti oleh Kejaksaan</text:p>
          </table:table-cell>
          <table:table-cell table:style-name="Table2.A1" office:value-type="string">
            <text:p text:style-name="P2">{ditempat}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 text:c="12"/>Berdasarkan Surat Perintah Penyidikan/melengkapi berkas perkara Nomor {nomor} tanggal {tgl_dikeluarkan} dan Surat Perintah Penggeledahan / Penyegelan / Penyitaan / Penitipan Nomor {nomor_sp} tanggal {tanggal_sp} yang dikeluarkan oleh {kejaksaan}, dengan hormat diberitahukan bahwa benda/barang berupa : <text:span text:style-name="T1">{barbuk}.</text:span></text:p>
            <text:p text:style-name="P6">dinyatakan berada dalam status penyegelan / penyitaan {kejaksaan} sebagai barang bukti dalam perkara pidana {perkara_pidana} atas nama tersangka {tersangka} untuk kepentingan penyelesaian perkara diminta bantuannya agar instansi saudara : </text:p>
            <text:list xml:id="list5168770597851430161" text:style-name="L1">
              <text:list-item>
                <text:p text:style-name="P9">Tidak melayani / mencegah perubahan kepemilikan / penguasaan atau perubahan dari benda-benda sitaan / barang bukti tersebut diatas.</text:p>
              </text:list-item>
              <text:list-item>
                <text:p text:style-name="P9">Diminta agar Saudara melakukan {tindakan} sampai ada pemberitahuan kami lebih lanjut.</text:p>
              </text:list-item>
            </text:list>
            <text:p text:style-name="P7"/>
            <text:p text:style-name="P8">Demikian untuk Saudara menjadi maklum.</text:p>
          </table:table-cell>
        </table:table-row>
      </table:table>
      <text:p text:style-name="Standard"><text:tab/>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3">{kepala}</text:p>
            <text:p text:style-name="P3"/>
            <text:p text:style-name="P3"/>
            <text:p text:style-name="P3"/>
            <text:p text:style-name="P4"><text:bookmark-start text:name="__DdeLink__3149_1851845632"/>{nama_penandatangan}</text:p>
            <text:p text:style-name="P3">{pangkat} NIP.{nip_penandatangan}<text:bookmark-end text:name="__DdeLink__3149_1851845632"/>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37:02.39</meta:creation-date>
    <dc:date>2016-06-21T10:48:43.22</dc:date>
    <meta:editing-duration>PT8H53M46S</meta:editing-duration>
    <meta:editing-cycles>30</meta:editing-cycles>
    <meta:generator>OpenOffice/4.1.1$Win32 OpenOffice.org_project/411m6$Build-9775</meta:generator>
    <meta:document-statistic meta:table-count="5" meta:image-count="0" meta:object-count="0" meta:page-count="1" meta:paragraph-count="32" meta:word-count="148" meta:character-count="1174"/>
    <dc:creator>hadi wibowo</dc:creator>
  </office:meta>
</office:document-meta>
</file>